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8000000264073FEB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Verdana" svg:font-family="Verdana, sans-serif" style:font-family-generic="system"/>
    <style:font-face style:name="sans-serif" svg:font-family="sans-serif"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paragraph-properties style:line-height-at-least="0.198in" fo:orphans="2" fo:widows="2"/>
      <style:text-properties fo:color="#000000" style:font-name="sans-serif" fo:font-size="9.5pt" style:font-size-asian="9.5pt"/>
    </style:style>
    <style:style style:name="P2" style:family="paragraph" style:parent-style-name="Standard">
      <style:paragraph-properties style:line-height-at-least="0.198in" fo:orphans="2" fo:widows="2"/>
    </style:style>
    <style:style style:name="P3" style:family="paragraph" style:parent-style-name="Standard">
      <style:paragraph-properties style:line-height-at-least="0.198in" fo:text-align="center" style:justify-single-word="false" fo:orphans="2" fo:widows="2"/>
    </style:style>
    <style:style style:name="P4" style:family="paragraph" style:parent-style-name="Text_20_body">
      <style:paragraph-properties style:line-height-at-least="0.198in" fo:orphans="2" fo:widows="2"/>
    </style:style>
    <style:style style:name="P5" style:family="paragraph" style:parent-style-name="Text_20_body">
      <style:paragraph-properties style:line-height-at-least="0.198in" fo:text-align="center" style:justify-single-word="false" fo:orphans="2" fo:widows="2"/>
      <style:text-properties fo:color="#3a2a34" style:font-name="Verdana" fo:font-size="9.5pt" fo:font-weight="bold" style:font-size-asian="9.5pt" style:font-weight-asian="bold"/>
    </style:style>
    <style:style style:name="P6" style:family="paragraph" style:parent-style-name="Text_20_body">
      <style:paragraph-properties fo:margin-top="0in" fo:margin-bottom="0in" style:line-height-at-least="0.1563in" fo:orphans="2" fo:widows="2"/>
      <style:text-properties fo:color="#3a2a34" style:font-name="Verdana" fo:font-size="9.5pt" style:font-size-asian="9.5pt"/>
    </style:style>
    <style:style style:name="P7" style:family="paragraph" style:parent-style-name="Text_20_body">
      <style:paragraph-properties fo:margin-top="0in" fo:margin-bottom="0in" style:line-height-at-least="0.1563in" fo:orphans="2" fo:widows="2"/>
      <style:text-properties fo:color="#3a2a34" style:font-name="Verdana" fo:font-size="9.5pt" fo:font-weight="bold" style:font-size-asian="9.5pt" style:font-weight-asian="bold"/>
    </style:style>
    <style:style style:name="P8" style:family="paragraph" style:parent-style-name="Text_20_body">
      <style:paragraph-properties fo:margin-top="0in" fo:margin-bottom="0in" style:line-height-at-least="0.1563in" fo:orphans="2" fo:widows="2"/>
    </style:style>
    <style:style style:name="P9" style:family="paragraph" style:parent-style-name="Standard">
      <style:paragraph-properties style:line-height-at-least="0.198in" fo:orphans="2" fo:widows="2"/>
      <style:text-properties fo:color="#000000" style:font-name="sans-serif" fo:font-size="9.5pt" style:font-size-asian="9.5pt"/>
    </style:style>
    <style:style style:name="P10" style:family="paragraph" style:parent-style-name="Standard">
      <style:paragraph-properties style:line-height-at-least="0.198in" fo:text-align="center" style:justify-single-word="false" fo:orphans="2" fo:widows="2"/>
      <style:text-properties fo:color="#000000" style:font-name="sans-serif" fo:font-size="9.5pt" fo:font-weight="bold" style:font-size-asian="9.5pt" style:font-weight-asian="bold" style:font-weight-complex="bold"/>
    </style:style>
    <style:style style:name="P11" style:family="paragraph" style:parent-style-name="Standard" style:master-page-name="MP0">
      <style:paragraph-properties style:line-height-at-least="0.198in" fo:text-align="center" style:justify-single-word="false" fo:orphans="2" fo:widows="2" style:page-number="auto" fo:break-before="page"/>
      <style:text-properties fo:color="#000000" style:font-name="sans-serif" fo:font-size="9.5pt" fo:font-weight="bold" style:font-size-asian="9.5pt" style:font-weight-asian="bold" style:font-weight-complex="bold"/>
    </style:style>
    <style:style style:name="T1" style:family="text">
      <style:text-properties fo:color="#000000" style:font-name="sans-serif" fo:font-size="9.5pt" style:font-size-asian="9.5pt"/>
    </style:style>
    <style:style style:name="T2" style:family="text">
      <style:text-properties fo:color="#000000" style:font-name="sans-serif" fo:font-size="9.5pt" fo:font-style="italic" style:font-size-asian="9.5pt" style:font-style-asian="italic"/>
    </style:style>
    <style:style style:name="T3" style:family="text">
      <style:text-properties fo:color="#0b0080" style:font-name="sans-serif" fo:font-size="9.5pt" fo:font-style="italic" style:font-size-asian="9.5pt" style:font-style-asian="italic"/>
    </style:style>
    <style:style style:name="T4" style:family="text">
      <style:text-properties fo:color="#0b0080" style:font-name="sans-serif" fo:font-size="9.5pt" style:font-size-asian="9.5pt"/>
    </style:style>
    <style:style style:name="T5" style:family="text">
      <style:text-properties fo:color="#0b0080" style:font-name="sans-serif" fo:font-size="9.5pt" style:text-underline-style="solid" style:text-underline-width="auto" style:text-underline-color="font-color" style:text-underline-mode="continuous" style:text-overline-mode="continuous" style:text-line-through-mode="continuous" style:font-size-asian="9.5pt"/>
    </style:style>
    <style:style style:name="T6" style:family="text">
      <style:text-properties fo:language="en" fo:country="US" style:language-asian="en" style:country-asian="US" style:language-complex="ar" style:country-complex="SA"/>
    </style:style>
    <style:style style:name="T7" style:family="text">
      <style:text-properties fo:color="#3a2a34" style:font-name="Verdana" fo:font-size="9.5pt" style:font-size-asian="9.5pt"/>
    </style:style>
    <style:style style:name="T8" style:family="text">
      <style:text-properties fo:color="#3a2a34" style:font-name="Verdana" fo:font-size="9.5pt" fo:font-style="italic" style:font-size-asian="9.5pt" style:font-style-asian="italic"/>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ncient Aliens, but the player don't know it yet.</text:p>
      <text:p text:style-name="P1">An large contingency of aliens have entered the solar system after leaving centuries before. <text:s/>They are close enough that their presence and special machinery has awakened archaic arts in the human race, and even the very Earth itself. Some everyday people going about their business suddenly have incredible powers that they can't explain, or in some cases control. They are known as the Nephilim. There is a lineage for each of the 4 awakened arts that has kept the secrets of these abilities secret for centuries. Now they aid the newly awakened Nephilim to educate and help them harness their own inner abilities to be able to rise up against the ancient alien race once they arrive. Not everyone has the same abilities, some people don't have any. DNA is what activates it.</text:p>
      <text:p text:style-name="P1"><text:tab/></text:p>
      <text:p text:style-name="P10">The Mandala</text:p>
      <text:p text:style-name="P1">The player will be given a device early on, level 10, that they will recieve from their faction. This will be called The Mandala. It will be attached to their forearm kind of like a watch, but it is much bigger. This device can be programmed to enhance and amplify the art they choose. It can also be used to diminish the opposing art in various ways. The Mandala will not work unless it is attached to a Nephilim, as it uses their energy. It is sort of like a computer console but more like a puzzle which requires relic peices in order for it to be activated. The relics are strewn across the world so it is up to the player to acquire them, and decipher how it works.</text:p>
      <text:p text:style-name="P1"/>
      <text:p text:style-name="P10">Archetypes</text:p>
      <text:p text:style-name="P1">There will be 4 archetypes, all able to fulfill any role, however this will be determined by how the player „tunes“ the character as they play.</text:p>
      <text:p text:style-name="P1"/>
      <text:p text:style-name="P1">Archetype<text:tab/>Faction<text:tab/><text:tab/>Art<text:tab/><text:tab/>Color Theme<text:tab/></text:p>
      <text:p text:style-name="P1"><text:tab/></text:p>
      <text:p text:style-name="P1">Shadow<text:tab/>s<text:tab/>Demise<text:tab/><text:tab/>Death<text:tab/><text:tab/>Black<text:tab/><text:tab/></text:p>
      <text:p text:style-name="P1">Archon<text:tab/><text:tab/>Lineage<text:tab/><text:tab/>Life<text:tab/><text:tab/>White<text:tab/></text:p>
      <text:p text:style-name="P1">Chimera <text:tab/>Strife<text:tab/><text:tab/>Discord<text:tab/><text:tab/>Red</text:p>
      <text:p text:style-name="P1">Paladin<text:tab/><text:tab/>Stasis<text:tab/><text:tab/>Balance<text:tab/><text:tab/>Blue</text:p>
      <text:p text:style-name="P1"/>
      <text:p text:style-name="P10">Evolutions</text:p>
      <text:p text:style-name="P1">Initially you will be given 1 spell from each of the 4 Arts, all of which will be damage dealing spells and very comparable to each other. The main HUD will have 8 skill slots. You can place any skill into them, once they are made available. The initial HUD will look something like this:</text:p>
      <text:p text:style-name="P1"/>
      <text:p text:style-name="P1"><draw:frame draw:style-name="fr3" draw:name="graphics8" text:anchor-type="paragraph" svg:y="0.0626in" svg:width="4.1118in" svg:height="0.528in" draw:z-index="7"><draw:image xlink:href="Pictures/1000000000000128000000264073FEB0.png" xlink:type="simple" xlink:show="embed" xlink:actuate="onLoad"/></draw:frame></text:p>
      <text:p text:style-name="P1"/>
      <text:p text:style-name="P1"/>
      <text:p text:style-name="P1"/>
      <text:p text:style-name="P1">The game will remember what spells you press the most and align your character to the Art associated with it and then guide your character to the proper faction storylines.</text:p>
      <text:p text:style-name="P1">Eventually you will lose the opposing spells altogether. For instance the player chose more Death spells than any other art, and at level 10 you will lose access to all Life spells. At this time you will still be able to use secondary and tertiary spells from the Discord and Balance spells. This too however will all be counted and once the character reaches level 30, one of the two arts will be removed. The possible combinations will determine what roles the player will be able to choose. There will be a primary art and secondary art at this stage, and the role will be determined on the primary art. The primary art will have more spells available and the secondary art will have a limited amount of spells at max level.</text:p>
      <text:p text:style-name="P1"/>
      <text:p text:style-name="P1"/>
      <text:p text:style-name="P1"/>
      <text:p text:style-name="P1"/>
      <text:p text:style-name="P1"/>
      <text:p text:style-name="P10"><text:soft-page-break/>Roles</text:p>
      <text:p text:style-name="P1">There will be 4 roles. </text:p>
      <text:p text:style-name="P1">Tank</text:p>
      <text:p text:style-name="P1">Healer</text:p>
      <text:p text:style-name="P1">DPS</text:p>
      <text:p text:style-name="P1"/>
      <text:p text:style-name="P1"/>
      <text:p text:style-name="P1">Art Combo<text:tab/><text:tab/>Available Roles</text:p>
      <text:p text:style-name="P1"/>
      <text:p text:style-name="P1">Death<text:tab/>Discord<text:tab/><text:tab/>DPS</text:p>
      <text:p text:style-name="P1">Death <text:tab/>Balance<text:tab/><text:tab/>Heal</text:p>
      <text:p text:style-name="P1"/>
      <text:p text:style-name="P1">Life<text:tab/>Discord<text:tab/><text:tab/>Heal</text:p>
      <text:p text:style-name="P1">Life<text:tab/>Balance<text:tab/><text:tab/>DPS</text:p>
      <text:p text:style-name="P1"/>
      <text:p text:style-name="P1">Balance Life<text:tab/><text:tab/>DPS</text:p>
      <text:p text:style-name="P1">Balance Death<text:tab/><text:tab/>Tank</text:p>
      <text:p text:style-name="P1"/>
      <text:p text:style-name="P1">Discord<text:tab/>Life<text:tab/><text:tab/>Tank</text:p>
      <text:p text:style-name="P1">Discord Death<text:tab/><text:tab/>DPS</text:p>
      <text:p text:style-name="P1"/>
      <text:p text:style-name="P1">The spells will consume resources depending on what art. Some spells will consume mandalas, which are small rotor or wheel like totems that the player will acquire. </text:p>
      <text:p text:style-name="P1"/>
      <text:p text:style-name="P1"/>
      <text:p text:style-name="P1"/>
      <text:p text:style-name="P1"/>
      <text:p text:style-name="P1"/>
      <text:p text:style-name="P1"/>
      <text:p text:style-name="P1"/>
      <text:p text:style-name="P1"/>
      <text:p text:style-name="P2"><text:span text:style-name="Default_20_Paragraph_20_Font"><text:span text:style-name="T1">Mandala:</text:span></text:span></text:p>
      <text:p text:style-name="P2"/>
      <text:p text:style-name="P2"><text:span text:style-name="Default_20_Paragraph_20_Font"><text:span text:style-name="T1">Depicted by </text:span></text:span><text:span text:style-name="Default_20_Paragraph_20_Font"><text:span text:style-name="T2">"the four outer circles: the purifying fire of wisdom, the </text:span></text:span><text:a xlink:type="simple" xlink:href="http://en.wikipedia.org/wiki/Vajra" office:target-frame-name="_top" xlink:show="replace"><text:span text:style-name="Default_20_Paragraph_20_Font"><text:span text:style-name="T3">vajra</text:span></text:span></text:a><text:span text:style-name="Default_20_Paragraph_20_Font"><text:span text:style-name="T2"> circle, the circle with the eight tombs, the </text:span></text:span><text:span text:style-name="Default_20_Paragraph_20_Font"><text:span text:style-name="T2">lotus circle."</text:span></text:span></text:p>
      <text:p text:style-name="P2"/>
      <text:p text:style-name="P4"><text:span text:style-name="Default_20_Paragraph_20_Font"><text:span text:style-name="T1">The mandala can be shown to represent in visual form the core essence of the </text:span></text:span><text:a xlink:type="simple" xlink:href="http://en.wikipedia.org/wiki/Vajrayana" office:target-frame-name="_top" xlink:show="replace"><text:span text:style-name="Default_20_Paragraph_20_Font"><text:span text:style-name="T4">Vajrayana</text:span></text:span></text:a><text:span text:style-name="Default_20_Paragraph_20_Font"><text:span text:style-name="T1"> teachings. In the mandala, the outer circle of fire usually symbolises wisdom. The ring of 8 </text:span></text:span><text:a xlink:type="simple" xlink:href="http://en.wikipedia.org/wiki/Charnel_ground" office:target-frame-name="_top" xlink:show="replace">charnel grounds</text:a><text:bookmark-start text:name="cite_ref-23"/><text:a xlink:type="simple" xlink:href="http://en.wikipedia.org/wiki/Mandala#cite_note-23" office:target-frame-name="_top" xlink:show="replace">[24]</text:a><text:bookmark-end text:name="cite_ref-23"/><text:span text:style-name="Default_20_Paragraph_20_Font"><text:span text:style-name="T1"> represents the </text:span></text:span><text:a xlink:type="simple" xlink:href="http://en.wikipedia.org/wiki/Buddhist" office:target-frame-name="_top" xlink:show="replace"><text:span text:style-name="Default_20_Paragraph_20_Font"><text:span text:style-name="T4">Buddhist</text:span></text:span></text:a><text:span text:style-name="Default_20_Paragraph_20_Font"><text:span text:style-name="T1"> exhortation to always be mindful</text:span></text:span><text:span text:style-name="Default_20_Paragraph_20_Font"><text:span text:style-name="T1"> of death, and the impermanence with which </text:span></text:span><text:a xlink:type="simple" xlink:href="http://en.wikipedia.org/wiki/Samsara" office:target-frame-name="_top" xlink:show="replace"><text:span text:style-name="Default_20_Paragraph_20_Font"><text:span text:style-name="T3">samsara</text:span></text:span></text:a><text:span text:style-name="Default_20_Paragraph_20_Font"><text:span text:style-name="T1"> is suffused: </text:span></text:span><text:span text:style-name="Default_20_Paragraph_20_Font"><text:span text:style-name="T2">"such locations were utilized in order to confront and to realize the transient nature of life."</text:span></text:span><text:bookmark-start text:name="cite_ref-24"/><text:a xlink:type="simple" xlink:href="http://en.wikipedia.org/wiki/Mandala#cite_note-24" office:target-frame-name="_top" xlink:show="replace"><text:span text:style-name="Default_20_Paragraph_20_Font"><text:span text:style-name="T4">[25]</text:span></text:span></text:a><text:bookmark-end text:name="cite_ref-24"/><text:span text:style-name="Default_20_Paragraph_20_Font"><text:span text:style-name="T1"> Described elsewhere: </text:span></text:span><text:span text:style-name="Default_20_Paragraph_20_Font"><text:span text:style-name="T2">"within a flaming rainbow nimbus and encircled by a black ring of </text:span></text:span><text:a xlink:type="simple" xlink:href="http://en.wikipedia.org/wiki/Dorje" office:target-frame-name="_top" xlink:show="replace"><text:span text:style-name="Default_20_Paragraph_20_Font"><text:span text:style-name="T3">dorjes</text:span></text:span></text:a><text:span text:style-name="Default_20_Paragraph_20_Font"><text:span text:style-name="T2">, the major outer ring depicts the eight great charnel grounds, to emphasize the </text:span></text:span><text:span text:style-name="Default_20_Paragraph_20_Font"><text:span text:style-name="T2">dangerous nature of human life."</text:span></text:span><text:bookmark-start text:name="cite_ref-25"/><text:a xlink:type="simple" xlink:href="http://en.wikipedia.org/wiki/Mandala#cite_note-25" office:target-frame-name="_top" xlink:show="replace"><text:span text:style-name="Default_20_Paragraph_20_Font"><text:span text:style-name="T4">[26]</text:span></text:span></text:a><text:bookmark-end text:name="cite_ref-25"/><text:span text:style-name="Default_20_Paragraph_20_Font"><text:span text:style-name="T1"> Inside these rings lie the walls of the mandala palace itself, specifically a place populated by deities and </text:span></text:span><text:a xlink:type="simple" xlink:href="http://en.wikipedia.org/wiki/Buddha_(general)" office:target-frame-name="_top" xlink:show="replace"><text:span text:style-name="Default_20_Paragraph_20_Font"><text:span text:style-name="T4">Buddhas</text:span></text:span></text:a><text:span text:style-name="Default_20_Paragraph_20_Font"><text:span text:style-name="T1">.</text:span></text:span></text:p>
      <text:p text:style-name="P4"><text:span text:style-name="Default_20_Paragraph_20_Font"><text:span text:style-name="T1">One well-known type of mandala, in Japan is the mandala of the "Five Buddhas", archetypal Buddha forms embodying various aspects of enlightenment. Such Buddhas are depicted depending on the school of </text:span></text:span><text:a xlink:type="simple" xlink:href="http://en.wikipedia.org/wiki/Buddhism" office:target-frame-name="_top" xlink:show="replace"><text:span text:style-name="Default_20_Paragraph_20_Font"><text:span text:style-name="T5">Buddhism</text:span></text:span></text:a><text:span text:style-name="Default_20_Paragraph_20_Font"><text:span text:style-name="T1">, and even the specific purpose of the mandala. A common mandala of this type is that of the </text:span></text:span><text:a xlink:type="simple" xlink:href="http://en.wikipedia.org/wiki/Five_Wisdom_Buddhas" office:target-frame-name="_top" xlink:show="replace"><text:span text:style-name="Default_20_Paragraph_20_Font"><text:span text:style-name="T4">Five Wisdom Buddhas</text:span></text:span></text:a><text:span text:style-name="Default_20_Paragraph_20_Font"><text:span text:style-name="T1"> (a.k.a. Five </text:span></text:span><text:a xlink:type="simple" xlink:href="http://en.wikipedia.org/wiki/Jinas" office:target-frame-name="_top" xlink:show="replace"><text:span text:style-name="Default_20_Paragraph_20_Font"><text:span text:style-name="T3">Jinas</text:span></text:span></text:a><text:span text:style-name="Default_20_Paragraph_20_Font"><text:span text:style-name="T1">), the Buddhas </text:span></text:span><text:a xlink:type="simple" xlink:href="http://en.wikipedia.org/wiki/Vairocana" office:target-frame-name="_top" xlink:show="replace"><text:span text:style-name="Default_20_Paragraph_20_Font"><text:span text:style-name="T4">Vairocana</text:span></text:span></text:a><text:span text:style-name="Default_20_Paragraph_20_Font"><text:span text:style-name="T1">, </text:span></text:span><text:a xlink:type="simple" xlink:href="http://en.wikipedia.org/wiki/Aksobhya" office:target-frame-name="_top" xlink:show="replace"><text:span text:style-name="Default_20_Paragraph_20_Font"><text:span text:style-name="T4">Aksobhya</text:span></text:span></text:a><text:span text:style-name="Default_20_Paragraph_20_Font"><text:span text:style-name="T1">, </text:span></text:span><text:a xlink:type="simple" xlink:href="http://en.wikipedia.org/wiki/Ratnasambhava" office:target-frame-name="_top" xlink:show="replace"><text:span text:style-name="Default_20_Paragraph_20_Font"><text:span text:style-name="T4">Ratnasambhava</text:span></text:span></text:a><text:span text:style-name="Default_20_Paragraph_20_Font"><text:span text:style-name="T1">, </text:span></text:span><text:a xlink:type="simple" xlink:href="http://en.wikipedia.org/wiki/Amitabha" office:target-frame-name="_top" xlink:show="replace"><text:span text:style-name="Default_20_Paragraph_20_Font"><text:span text:style-name="T4">Amitabha</text:span></text:span></text:a><text:span text:style-name="Default_20_Paragraph_20_Font"><text:span text:style-name="T1"> and </text:span></text:span><text:a xlink:type="simple" xlink:href="http://en.wikipedia.org/wiki/Amoghasiddhi" office:target-frame-name="_top" xlink:show="replace"><text:span text:style-name="Default_20_Paragraph_20_Font"><text:span text:style-name="T4">Amoghasiddhi</text:span></text:span></text:a><text:span text:style-name="Default_20_Paragraph_20_Font"><text:span text:style-name="T1">. When paired with another mandala depicting the </text:span></text:span><text:a xlink:type="simple" xlink:href="http://en.wikipedia.org/wiki/Five_Wisdom_Kings" office:target-frame-name="_top" xlink:show="replace"><text:span text:style-name="Default_20_Paragraph_20_Font"><text:span text:style-name="T4">Five Wisdom Kings</text:span></text:span></text:a><text:span text:style-name="Default_20_Paragraph_20_Font"><text:span text:style-name="T1">, this forms the </text:span></text:span><text:a xlink:type="simple" xlink:href="http://en.wikipedia.org/wiki/Mandala_of_the_Two_Realms" office:target-frame-name="_top" xlink:show="replace"><text:span text:style-name="Default_20_Paragraph_20_Font"><text:span text:style-name="T4">Mandala of the Two Realms</text:span></text:span></text:a><text:span text:style-name="Default_20_Paragraph_20_Font"><text:span text:style-name="T1">.</text:span></text:span></text:p>
      <text:p text:style-name="P3"><draw:frame draw:style-name="fr1" draw:name="graphics2" text:anchor-type="paragraph" svg:x="0.7937in" svg:y="0.6445in" svg:width="3.1252in" style:rel-width="scale" svg:height="3.1146in" style:rel-height="scale" draw:z-index="6"><draw:image xlink:href="http://www.heritagewatchinternational.org/images/stories/dharma%20logo.png" xlink:type="simple" xlink:show="embed" xlink:actuate="onLoad"/></draw:frame><text:soft-page-break/><text:span text:style-name="Default_20_Paragraph_20_Font"><text:span text:style-name="T6"><draw:frame draw:style-name="fr2" draw:name="graphics1" text:anchor-type="as-char" svg:y="0in" svg:width="5.7555in" style:rel-width="scale" svg:height="3.9516in" style:rel-height="scale" draw:z-index="0"><draw:image xlink:href="http://www.healingmandala.org/images/mandala.jpg" xlink:type="simple" xlink:show="embed" xlink:actuate="onLoad"/></draw:frame></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ext:s/><text:span text:style-name="Default_20_Paragraph_20_Font"><text:span text:style-name="T6"><draw:frame draw:style-name="fr2" draw:name="graphics3" text:anchor-type="as-char" svg:y="0in" svg:width="2.0835in" style:rel-width="scale" svg:height="2.052in" style:rel-height="scale" draw:z-index="1"><draw:image xlink:href="http://upload.wikimedia.org/wikipedia/commons/thumb/a/a2/Sri_Yantra_256bw.gif/200px-Sri_Yantra_256bw.gif" xlink:type="simple" xlink:show="embed" xlink:actuate="onLoad"/></draw:frame></text:span></text:span></text:p>
      <text:p text:style-name="P3"/>
      <text:p text:style-name="P3"/>
      <text:p text:style-name="P3"/>
      <text:p text:style-name="P3"/>
      <text:p text:style-name="P3"/>
      <text:p text:style-name="P3"/>
      <text:p text:style-name="P3"/>
      <text:p text:style-name="P3"><text:span text:style-name="Default_20_Paragraph_20_Font"><text:span text:style-name="T6"><draw:frame draw:style-name="fr2" draw:name="graphics4" text:anchor-type="as-char" svg:y="0in" svg:width="1.7291in" style:rel-width="scale" svg:height="2.0835in" style:rel-height="scale" draw:z-index="2"><draw:image xlink:href="http://upload.wikimedia.org/wikipedia/commons/thumb/7/70/Mandala_of_the_Six_Chakravartins.JPG/166px-Mandala_of_the_Six_Chakravartins.JPG" xlink:type="simple" xlink:show="embed" xlink:actuate="onLoad"/></draw:frame></text:span></text:span></text:p>
      <text:p text:style-name="P3"/>
      <text:p text:style-name="P3"/>
      <text:p text:style-name="P3"/>
      <text:p text:style-name="P3"/>
      <text:p text:style-name="P3"><text:span text:style-name="Default_20_Paragraph_20_Font"><text:span text:style-name="T6"><draw:frame draw:style-name="fr2" draw:name="graphics5" text:anchor-type="as-char" svg:y="0in" svg:width="2.2917in" style:rel-width="scale" svg:height="2.8854in" style:rel-height="scale" draw:z-index="3"><draw:image xlink:href="http://upload.wikimedia.org/wikipedia/commons/thumb/e/e9/Painted_17th_century_Tibetan_%27Five_Deity_Mandala%27%2C_in_the_center_is_Rakta_Yamari_%28the_Red_Enemy_of_Death%29_embracing_his_consort_Vajra_Vetali%2C_in_the_corners_are_the_Red%2C_Green_White_and_Yellow_Yamari.jpg/220px-Painted_17th_century_Tibetan_%27Five_Deity_Mandala%27%2C_in_the_center_is_Rakta_Yamari_%28the_Red_Enemy_of_Death%29_embracing_his_consort_Vajra_Vetali%2C_in_the_corners_are_the_Red%2C_Green_White_and_Yellow_Yamari.jpg" xlink:type="simple" xlink:show="embed" xlink:actuate="onLoad"/></draw:frame></text:span></text:span></text:p>
      <text:p text:style-name="P3"/>
      <text:p text:style-name="P3"/>
      <text:p text:style-name="P3"><text:soft-page-break/></text:p>
      <text:p text:style-name="P3"/>
      <text:p text:style-name="P3"/>
      <text:p text:style-name="P3"/>
      <text:p text:style-name="P3"><text:span text:style-name="Default_20_Paragraph_20_Font"><text:span text:style-name="T6"><draw:frame draw:style-name="fr2" draw:name="graphics6" text:anchor-type="as-char" svg:y="0in" svg:width="2.2917in" style:rel-width="scale" svg:height="1.7189in" style:rel-height="scale" draw:z-index="4"><draw:image xlink:href="http://upload.wikimedia.org/wikipedia/commons/thumb/5/5d/Mandala.jpg/220px-Mandala.jpg" xlink:type="simple" xlink:show="embed" xlink:actuate="onLoad"/></draw:frame></text:span></text:span></text:p>
      <text:p text:style-name="P3"/>
      <text:p text:style-name="P3"/>
      <text:p text:style-name="P3"/>
      <text:p text:style-name="P3"/>
      <text:p text:style-name="P3"/>
      <text:p text:style-name="P3"><text:span text:style-name="Default_20_Paragraph_20_Font"><text:span text:style-name="T6"><draw:frame draw:style-name="fr2" draw:name="graphics7" text:anchor-type="as-char" svg:y="0in" svg:width="3.6457in" style:rel-width="scale" svg:height="4.5209in" style:rel-height="scale" draw:z-index="5"><draw:image xlink:href="http://upload.wikimedia.org/wikipedia/commons/thumb/a/aa/Mandala_of_Vajradhatu.JPG/350px-Mandala_of_Vajradhatu.JPG" xlink:type="simple" xlink:show="embed" xlink:actuate="onLoad"/></draw:frame></text:span></text:span></text:p>
      <text:p text:style-name="P3"/>
      <text:p text:style-name="P3"/>
      <text:p text:style-name="P3"/>
      <text:p text:style-name="P3"/>
      <text:p text:style-name="P3"/>
      <text:p text:style-name="P5">White lotus</text:p>
      <text:p text:style-name="P6">This symbolizes Bodhi, the state of total mental purity and spiritual perfection, and the pacification of our nature. It generally has eight petals corresponding to the Noble Eightfold Path of the Good Law. It is the lotus found at the heart of the Garbhadhatu Mandala, being the womb or embryo of the world. It is characteristic of the esoteric sects, and the lotus of the Buddhas.</text:p>
      <text:p text:style-name="P7">Red lotus</text:p>
      <text:p text:style-name="P8"><text:soft-page-break/><text:span text:style-name="Default_20_Paragraph_20_Font"><text:span text:style-name="T7">This symbolizes the original nature of the heart (</text:span></text:span><text:span text:style-name="Default_20_Paragraph_20_Font"><text:span text:style-name="T8">hrdaya</text:span></text:span><text:span text:style-name="Default_20_Paragraph_20_Font"><text:span text:style-name="T7">). It is the l</text:span></text:span><text:span text:style-name="Default_20_Paragraph_20_Font"><text:span text:style-name="T7">otus of love, compassion, passion, activity and all the qualities of the heart. It is the lotus of Avalokitesvara.</text:span></text:span></text:p>
      <text:p text:style-name="P7">Blue lotus</text:p>
      <text:p text:style-name="P6">This is the symbol of the victory of the spirit over the senses, of intelligence and wisdom, of knowledge. It is always represented as a partially opened bud, and (unlike the red lotus) its centre is never seen. It is the lotus of Manjusri, and also one of the attributes of Prajnaparamita, the embodiment of the 'perfection of wisdom'.</text:p>
      <text:p text:style-name="P7">Pink lotus</text:p>
      <text:p text:style-name="P6">This is the supreme lotus, generally reserved for the highest deity, sometimes confused with the white lotus it is the lotus of the historical Buddha.</text:p>
      <text:p text:style-name="P7">Purple lotus</text:p>
      <text:p text:style-name="P6">This is the mystic lotus, represented only in images belonging to a few esoteric sects. The flowers may be in full bloom and reveal their heart, or in a bud. They may be supported by a simple stem, a triple stem (symbolizing the three divisions of Garbhadhatu: Vairocana, lotus and vajra), or a quintuple stem (symbolizing the Five Knowledges of Vajradhatu). The eight petals represent the Noble Eightfold Path and the eight principal acolyte deities of the central deity on the mandalas. The flowers may also be depicted presented in a cup or on a tray, as a symbol of homag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Verdana" svg:font-family="Verdana, sans-serif" style:font-family-generic="system"/>
    <style:font-face style:name="sans-serif" svg:font-family="sans-serif"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creator>Seth Parson</dc:creator>
    <meta:creation-date>2009-04-16T11:32:00Z</meta:creation-date>
    <dc:date>2012-05-17T16:23:16.92</dc:date>
    <meta:editing-cycles>49</meta:editing-cycles>
    <meta:editing-duration>PT2H48M42S</meta:editing-duration>
    <meta:document-statistic meta:table-count="0" meta:image-count="8" meta:object-count="0" meta:page-count="6" meta:paragraph-count="52" meta:word-count="1124" meta:character-count="6496"/>
    <meta:user-defined meta:name="Info 1"/>
    <meta:user-defined meta:name="Info 2"/>
    <meta:user-defined meta:name="Info 3"/>
    <meta:user-defined meta:name="Info 4"/>
    <meta:template xlink:type="simple" xlink:actuate="onRequest" xlink:title="" xlink:href="file:///C:/Users/argh/Downloads/Mantra.odt/Normal.dotm"/>
  </office:meta>
</office:document-meta>
</file>